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8000001EAC302CC196BAD091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7.988cm" svg:x="0.026cm" svg:y="0.333cm">
          <draw:image xlink:href="Pictures/1000000000000398000001EAC302CC196BAD091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7T11:29:20.942000000</dc:date>
    <meta:editing-duration>PT2M33S</meta:editing-duration>
    <meta:editing-cycles>3</meta:editing-cycles>
    <meta:generator>LibreOffice/5.2.1.2$Windows_x86 LibreOffice_project/31dd62db80d4e60af04904455ec9c9219178d620</meta:generator>
    <meta:document-statistic meta:object-count="1"/>
  </office:meta>
</office:document-meta>
</file>